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Heading_20_3">
      <style:text-properties fo:font-size="6pt" style:font-size-asian="5.25pt" style:font-size-complex="6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Horizontal_20_Line">
      <style:text-properties style:font-size-asian="5.25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ROBOCHEF STORY</text:h>
      <text:h text:style-name="P2" text:outline-level="2">Why This Could Change Everything</text:h>
      <text:h text:style-name="P3" text:outline-level="3">A Simple Explanation for Everyone</text:h>
      <text:p text:style-name="P4"><text:span text:style-name="Strong_20_Emphasis">Written for:</text:span> Family, friends, and anyone who wants to understand what Meir is building<text:line-break/><text:span text:style-name="Strong_20_Emphasis">Reading time:</text:span> 10 minutes<text:line-break/><text:span text:style-name="Strong_20_Emphasis">No technical knowledge required</text:span></text:p>
      <text:p text:style-name="P5"/>
      <text:h text:style-name="P2" text:outline-level="2">🤔 THE BIG IDEA (In One Sentence)</text:h>
      <text:p text:style-name="P4"><text:span text:style-name="Strong_20_Emphasis">We're building the "Android" for robots - the software that will run on millions of humanoid robots worldwide. RoboChef (a robot chef) is just the first step.</text:span></text:p>
      <text:p text:style-name="P5"/>
      <text:h text:style-name="P2" text:outline-level="2">📖 THE STORY IN THREE PARTS</text:h>
      <text:h text:style-name="P3" text:outline-level="3"><text:span text:style-name="Strong_20_Emphasis">Part 1: The Robot Chef (What We're Building First)</text:span></text:h>
      <text:p text:style-name="P4">Imagine a robot that can cook like a professional chef:</text:p>
      <text:list text:style-name="L1">
        <text:list-item>
          <text:p text:style-name="P6">It reads recipes </text:p>
        </text:list-item>
        <text:list-item>
          <text:p text:style-name="P6">It chops vegetables </text:p>
        </text:list-item>
        <text:list-item>
          <text:p text:style-name="P6">It uses stoves and ovens </text:p>
        </text:list-item>
        <text:list-item>
          <text:p text:style-name="P6">It plates beautiful meals </text:p>
        </text:list-item>
        <text:list-item>
          <text:p text:style-name="P7">It cleans up afterward </text:p>
        </text:list-item>
      </text:list>
      <text:p text:style-name="P4"><text:span text:style-name="Strong_20_Emphasis">That's RoboChef.</text:span></text:p>
      <text:p text:style-name="P4">But here's what makes it special:</text:p>
      <text:p text:style-name="P4"><text:span text:style-name="Strong_20_Emphasis">The Secret Ingredient System:</text:span></text:p>
      <text:list text:style-name="L2">
        <text:list-item>
          <text:p text:style-name="P8">Every ingredient has a special encrypted code (like a password) </text:p>
        </text:list-item>
        <text:list-item>
          <text:p text:style-name="P8">The robot scans the code before using the ingredient </text:p>
        </text:list-item>
        <text:list-item>
          <text:p text:style-name="P8">If the code is wrong or expired, the robot refuses to use it </text:p>
        </text:list-item>
        <text:list-item>
          <text:p text:style-name="P9">This ensures food safety and quality </text:p>
        </text:list-item>
      </text:list>
      <text:p text:style-name="P4"><text:span text:style-name="Strong_20_Emphasis">Why This Matters:</text:span></text:p>
      <text:list text:style-name="L3">
        <text:list-item>
          <text:p text:style-name="P10">Restaurants always get fresh, safe ingredients </text:p>
        </text:list-item>
        <text:list-item>
          <text:p text:style-name="P10">We make money selling both the robot AND the special ingredient packages </text:p>
        </text:list-item>
        <text:list-item>
          <text:p text:style-name="P11">It's like how Keurig makes money selling coffee pods, not just coffee machines </text:p>
        </text:list-item>
      </text:list>
      <text:p text:style-name="P4"><text:span text:style-name="Strong_20_Emphasis">The Business:</text:span></text:p>
      <text:list text:style-name="L4">
        <text:list-item>
          <text:p text:style-name="P12">Sell/lease robots to restaurants for $75,000-$150,000 </text:p>
        </text:list-item>
        <text:list-item>
          <text:p text:style-name="P12">Restaurants buy special ingredient packages every day </text:p>
        </text:list-item>
        <text:list-item>
          <text:p text:style-name="P12">Each restaurant generates $25,000+ per month in ingredient sales </text:p>
        </text:list-item>
        <text:list-item>
          <text:p text:style-name="P13">This recurring revenue makes the business valuable </text:p>
        </text:list-item>
      </text:list>
      <text:p text:style-name="P5"/>
      <text:h text:style-name="P3" text:outline-level="3"><text:span text:style-name="Strong_20_Emphasis">Part 2: The Hidden Power (What RoboChef Really Proves)</text:span></text:h>
      <text:p text:style-name="P4">Here's the secret that most people miss:</text:p>
      <text:p text:style-name="P4"><text:span text:style-name="Strong_20_Emphasis">If a robot can cook, it can do almost anything.</text:span></text:p>
      <text:p text:style-name="P4">Think about what cooking requires:</text:p>
      <text:list text:style-name="L5">
        <text:list-item>
          <text:p text:style-name="P14"><text:span text:style-name="Strong_20_Emphasis">Seeing things</text:span> (identify ingredients, read measurements) </text:p>
        </text:list-item>
        <text:list-item>
          <text:p text:style-name="P14"><text:span text:style-name="Strong_20_Emphasis">Handling objects carefully</text:span> (don't break eggs, don't burn yourself) </text:p>
        </text:list-item>
        <text:list-item>
          <text:p text:style-name="P14"><text:span text:style-name="Strong_20_Emphasis">Following complex steps</text:span> (recipes have many steps in order) </text:p>
        </text:list-item>
        <text:list-item>
          <text:p text:style-name="P14"><text:span text:style-name="Strong_20_Emphasis">Adjusting when things change</text:span> ("We're out of butter, use oil instead") </text:p>
        </text:list-item>
        <text:list-item>
          <text:p text:style-name="P15"><text:span text:style-name="Strong_20_Emphasis">Quality control</text:span> (does this look/smell/taste right?) </text:p>
        </text:list-item>
      </text:list>
      <text:p text:style-name="P4"><text:span text:style-name="Strong_20_Emphasis">These same skills work for:</text:span></text:p>
      <text:list text:style-name="L6">
        <text:list-item>
          <text:p text:style-name="P16"><text:span text:style-name="Strong_20_Emphasis">Security guards</text:span> (seeing, walking, reporting problems) </text:p>
        </text:list-item>
        <text:list-item>
          <text:p text:style-name="P16"><text:span text:style-name="Strong_20_Emphasis">Elderly care</text:span> (helping people, bringing things, monitoring safety) </text:p>
        </text:list-item>
        <text:list-item>
          <text:p text:style-name="P16"><text:span text:style-name="Strong_20_Emphasis">Soldiers</text:span> (navigating terrain, carrying equipment, dangerous missions) </text:p>
        </text:list-item>
        <text:list-item>
          <text:p text:style-name="P16"><text:span text:style-name="Strong_20_Emphasis">Factory workers</text:span> (assembling products, quality checks) </text:p>
        </text:list-item>
        <text:list-item>
          <text:p text:style-name="P17"><text:span text:style-name="Strong_20_Emphasis">Cleaning staff</text:span> (vacuuming, organizing, doing laundry) </text:p>
        </text:list-item>
      </text:list>
      <text:p text:style-name="P4"><text:span text:style-name="Strong_20_Emphasis">So RoboChef isn't just a cooking robot. It's proof that robots can replace humans in thousands of jobs.</text:span></text:p>
      <text:p text:style-name="P5"><text:soft-page-break/></text:p>
      <text:h text:style-name="P3" text:outline-level="3"><text:span text:style-name="Strong_20_Emphasis">Part 3: The Real Vision (HOS - The Trillion-Dollar Opportunity)</text:span></text:h>
      <text:p text:style-name="P4">This is where it gets huge.</text:p>
      <text:p text:style-name="P4"><text:span text:style-name="Strong_20_Emphasis">The Problem Today:</text:span></text:p>
      <text:list text:style-name="L7">
        <text:list-item>
          <text:p text:style-name="P18">Many companies are building robot bodies (Tesla, Chinese companies, others) </text:p>
        </text:list-item>
        <text:list-item>
          <text:p text:style-name="P18">But each robot uses different software </text:p>
        </text:list-item>
        <text:list-item>
          <text:p text:style-name="P18">They can't talk to each other </text:p>
        </text:list-item>
        <text:list-item>
          <text:p text:style-name="P18">They can't share skills </text:p>
        </text:list-item>
        <text:list-item>
          <text:p text:style-name="P19">Every company builds everything from scratch </text:p>
        </text:list-item>
      </text:list>
      <text:p text:style-name="P4"><text:span text:style-name="Strong_20_Emphasis">It's like the early days of smartphones:</text:span></text:p>
      <text:list text:style-name="L8">
        <text:list-item>
          <text:p text:style-name="P20">Every phone had different software </text:p>
        </text:list-item>
        <text:list-item>
          <text:p text:style-name="P20">Apps only worked on one phone </text:p>
        </text:list-item>
        <text:list-item>
          <text:p text:style-name="P20">Developers had to rebuild everything for each phone </text:p>
        </text:list-item>
        <text:list-item>
          <text:p text:style-name="P21">It was a mess </text:p>
        </text:list-item>
      </text:list>
      <text:p text:style-name="P4"><text:span text:style-name="Strong_20_Emphasis">Then came Android and iPhone:</text:span></text:p>
      <text:list text:style-name="L9">
        <text:list-item>
          <text:p text:style-name="P22">Suddenly, one piece of software worked on many phones </text:p>
        </text:list-item>
        <text:list-item>
          <text:p text:style-name="P22">Developers built apps once, sold to millions </text:p>
        </text:list-item>
        <text:list-item>
          <text:p text:style-name="P23">The software companies (Google, Apple) became more valuable than the phone makers </text:p>
        </text:list-item>
      </text:list>
      <text:p text:style-name="P4"><text:span text:style-name="Strong_20_Emphasis">That's what HOS will do for robots.</text:span></text:p>
      <text:p text:style-name="P4"><text:span text:style-name="Strong_20_Emphasis">HOS = Humanoid Operating System</text:span></text:p>
      <text:p text:style-name="P4">It's the software that will run on EVERY robot, no matter who builds the body.</text:p>
      <text:p text:style-name="P4"><text:span text:style-name="Strong_20_Emphasis">How It Works:</text:span></text:p>
      <text:list text:style-name="L10">
        <text:list-item>
          <text:p text:style-name="P24">We build RoboChef and the software that runs it </text:p>
        </text:list-item>
        <text:list-item>
          <text:p text:style-name="P24">We extract that software into a general operating system (HOS) </text:p>
        </text:list-item>
        <text:list-item>
          <text:p text:style-name="P24">Tesla, Chinese companies, and others can install HOS on their robots </text:p>
        </text:list-item>
        <text:list-item>
          <text:p text:style-name="P24">Now all their robots can cook (and do everything else HOS enables) </text:p>
        </text:list-item>
        <text:list-item>
          <text:p text:style-name="P25">HOS becomes the standard, just like Android for phones </text:p>
        </text:list-item>
      </text:list>
      <text:p text:style-name="P4"><text:span text:style-name="Strong_20_Emphasis">Who Makes Money:</text:span></text:p>
      <text:list text:style-name="L11">
        <text:list-item>
          <text:p text:style-name="P26">Robot makers sell the bodies (like Samsung sells phones) </text:p>
        </text:list-item>
        <text:list-item>
          <text:p text:style-name="P27"><text:span text:style-name="Strong_20_Emphasis">We make money from the software</text:span> (like Google makes money from Android) </text:p>
        </text:list-item>
      </text:list>
      <text:p text:style-name="P4"><text:span text:style-name="Strong_20_Emphasis">Why This Is Huge:</text:span></text:p>
      <text:list text:style-name="L12">
        <text:list-item>
          <text:p text:style-name="P28">Robot makers compete and drive prices down (good for customers) </text:p>
        </text:list-item>
        <text:list-item>
          <text:p text:style-name="P28">We get paid for EVERY robot running HOS </text:p>
        </text:list-item>
        <text:list-item>
          <text:p text:style-name="P28">We also get paid when people buy "robot skills" (like apps for phones) </text:p>
        </text:list-item>
        <text:list-item>
          <text:p text:style-name="P29">The software business has 60-80% profit margins (vs 10-20% for hardware) </text:p>
        </text:list-item>
      </text:list>
      <text:p text:style-name="P5"/>
      <text:h text:style-name="P2" text:outline-level="2">🌍 THE THREE GIANT OPPORTUNITIES OF OUR TIME</text:h>
      <text:p text:style-name="P4">Smart people have identified three massive technological shifts happening now:</text:p>
      <text:h text:style-name="P3" text:outline-level="3"><text:span text:style-name="Strong_20_Emphasis">1. Clean Energy (Fission Reactors)</text:span></text:h>
      <text:list text:style-name="L13">
        <text:list-item>
          <text:p text:style-name="P30"><text:span text:style-name="Strong_20_Emphasis">What it solves:</text:span> Climate change, energy shortages </text:p>
        </text:list-item>
        <text:list-item>
          <text:p text:style-name="P30"><text:span text:style-name="Strong_20_Emphasis">Market size:</text:span> Trillions of dollars </text:p>
        </text:list-item>
        <text:list-item>
          <text:p text:style-name="P31"><text:span text:style-name="Strong_20_Emphasis">Who will win:</text:span> Governments and giant companies (too expensive for startups) </text:p>
        </text:list-item>
      </text:list>
      <text:h text:style-name="P3" text:outline-level="3"><text:span text:style-name="Strong_20_Emphasis">2. Quantum Computers</text:span></text:h>
      <text:list text:style-name="L14">
        <text:list-item>
          <text:p text:style-name="P32"><text:span text:style-name="Strong_20_Emphasis">What it solves:</text:span> Impossible calculations (drugs, materials, AI) </text:p>
        </text:list-item>
        <text:list-item>
          <text:p text:style-name="P32"><text:span text:style-name="Strong_20_Emphasis">Market size:</text:span> Hundreds of billions </text:p>
        </text:list-item>
        <text:list-item>
          <text:p text:style-name="P33"><text:span text:style-name="Strong_20_Emphasis">Who will win:</text:span> Google, IBM, well-funded tech companies </text:p>
        </text:list-item>
      </text:list>
      <text:h text:style-name="P3" text:outline-level="3"><text:span text:style-name="Strong_20_Emphasis">3. AI-Powered Humanoid Robots (This is us!)</text:span></text:h>
      <text:list text:style-name="L15">
        <text:list-item>
          <text:p text:style-name="P34"><text:span text:style-name="Strong_20_Emphasis">What it solves:</text:span> Labor shortages, dangerous jobs, physical work </text:p>
        </text:list-item>
        <text:list-item>
          <text:p text:style-name="P34"><text:span text:style-name="Strong_20_Emphasis">Market size:</text:span> TENS OF TRILLIONS (the biggest of the three) </text:p>
        </text:list-item>
        <text:list-item>
          <text:p text:style-name="P35"><text:span text:style-name="Strong_20_Emphasis">Who will win:</text:span> Whoever builds the operating system first </text:p>
        </text:list-item>
      </text:list>
      <text:p text:style-name="P4"><text:span text:style-name="Strong_20_Emphasis">This is the one where a startup can actually dominate.</text:span></text:p>
      <text:p text:style-name="P4">Why? Because:</text:p>
      <text:list text:style-name="L16">
        <text:list-item>
          <text:p text:style-name="P36">We don't need to build the expensive hardware (others are doing that) </text:p>
        </text:list-item>
        <text:list-item>
          <text:p text:style-name="P36">We just need to build the best software </text:p>
        </text:list-item>
        <text:list-item>
          <text:p text:style-name="P36">The first company to establish the standard wins everything </text:p>
        </text:list-item>
        <text:list-item>
          <text:p text:style-name="P37"><text:soft-page-break/>We have about 18-24 months before the market decides </text:p>
        </text:list-item>
      </text:list>
      <text:p text:style-name="P5"/>
      <text:h text:style-name="P2" text:outline-level="2">💰 HOW BIG IS THIS REALLY?</text:h>
      <text:p text:style-name="P4"><text:span text:style-name="Strong_20_Emphasis">Think about all the jobs that require a physical body:</text:span></text:p>
      <text:list text:style-name="L17">
        <text:list-item>
          <text:p text:style-name="P38">Restaurant workers </text:p>
        </text:list-item>
        <text:list-item>
          <text:p text:style-name="P38">Security guards </text:p>
        </text:list-item>
        <text:list-item>
          <text:p text:style-name="P38">Caregivers for elderly </text:p>
        </text:list-item>
        <text:list-item>
          <text:p text:style-name="P38">Soldiers </text:p>
        </text:list-item>
        <text:list-item>
          <text:p text:style-name="P38">Warehouse workers </text:p>
        </text:list-item>
        <text:list-item>
          <text:p text:style-name="P38">Cleaners </text:p>
        </text:list-item>
        <text:list-item>
          <text:p text:style-name="P38">Delivery people </text:p>
        </text:list-item>
        <text:list-item>
          <text:p text:style-name="P38">Construction workers </text:p>
        </text:list-item>
        <text:list-item>
          <text:p text:style-name="P39">Factory workers </text:p>
        </text:list-item>
      </text:list>
      <text:p text:style-name="P4"><text:span text:style-name="Strong_20_Emphasis">Global spending on human labor: $80 TRILLION per year</text:span></text:p>
      <text:p text:style-name="P4">If robots replace even 30% of physical labor over the next 20 years:</text:p>
      <text:list text:style-name="L18">
        <text:list-item>
          <text:p text:style-name="P40">That's a $24 TRILLION market </text:p>
        </text:list-item>
        <text:list-item>
          <text:p text:style-name="P40">If HOS becomes the standard operating system </text:p>
        </text:list-item>
        <text:list-item>
          <text:p text:style-name="P41">We could capture $10-20 TRILLION in value </text:p>
        </text:list-item>
      </text:list>
      <text:p text:style-name="P4"><text:span text:style-name="Strong_20_Emphasis">That's bigger than Apple, Google, and Microsoft combined.</text:span></text:p>
      <text:p text:style-name="P5"/>
      <text:h text:style-name="P2" text:outline-level="2">🎯 THE STRATEGY (Simple 3-Step Plan)</text:h>
      <text:h text:style-name="P3" text:outline-level="3"><text:span text:style-name="Strong_20_Emphasis">Step 1: Build RoboChef (Years 1-3)</text:span></text:h>
      <text:list text:style-name="L19">
        <text:list-item>
          <text:p text:style-name="P42">Create working robot chefs </text:p>
        </text:list-item>
        <text:list-item>
          <text:p text:style-name="P42">Put them in 10-20 restaurants </text:p>
        </text:list-item>
        <text:list-item>
          <text:p text:style-name="P42">Make money from robot sales + ingredient packages </text:p>
        </text:list-item>
        <text:list-item>
          <text:p text:style-name="P42">Prove the technology works </text:p>
        </text:list-item>
        <text:list-item>
          <text:p text:style-name="P43"><text:span text:style-name="Strong_20_Emphasis">Raise $8 million to do this</text:span> </text:p>
        </text:list-item>
      </text:list>
      <text:h text:style-name="P3" text:outline-level="3"><text:span text:style-name="Strong_20_Emphasis">Step 2: Extract HOS (Years 3-6)</text:span></text:h>
      <text:list text:style-name="L20">
        <text:list-item>
          <text:p text:style-name="P44">Take the RoboChef software </text:p>
        </text:list-item>
        <text:list-item>
          <text:p text:style-name="P44">Turn it into a general operating system </text:p>
        </text:list-item>
        <text:list-item>
          <text:p text:style-name="P44">License it to Tesla, Chinese companies, others </text:p>
        </text:list-item>
        <text:list-item>
          <text:p text:style-name="P44">Build an "App Store" for robot skills </text:p>
        </text:list-item>
        <text:list-item>
          <text:p text:style-name="P45"><text:span text:style-name="Strong_20_Emphasis">Raise $20-50 million to do this</text:span> </text:p>
        </text:list-item>
      </text:list>
      <text:h text:style-name="P3" text:outline-level="3"><text:span text:style-name="Strong_20_Emphasis">Step 3: Become the Standard (Years 6-15)</text:span></text:h>
      <text:list text:style-name="L21">
        <text:list-item>
          <text:p text:style-name="P46">HOS runs on millions of robots </text:p>
        </text:list-item>
        <text:list-item>
          <text:p text:style-name="P46">Thousands of developers build skills for HOS </text:p>
        </text:list-item>
        <text:list-item>
          <text:p text:style-name="P46">We get paid for every robot + every skill sold </text:p>
        </text:list-item>
        <text:list-item>
          <text:p text:style-name="P46">Become a $50-500 billion company </text:p>
        </text:list-item>
        <text:list-item>
          <text:p text:style-name="P47"><text:span text:style-name="Strong_20_Emphasis">IPO or sell to a giant company</text:span> </text:p>
        </text:list-item>
      </text:list>
      <text:p text:style-name="P5"/>
      <text:h text:style-name="P2" text:outline-level="2">🤷 WHY HASN'T SOMEONE DONE THIS ALREADY?</text:h>
      <text:p text:style-name="P4">Great question! Here's why now is the perfect time:</text:p>
      <text:p text:style-name="P4"><text:span text:style-name="Strong_20_Emphasis">What Changed Recently:</text:span></text:p>
      <text:list text:style-name="L22">
        <text:list-item>
          <text:p text:style-name="P48"><text:span text:style-name="Strong_20_Emphasis">Robot bodies exist now</text:span> (Tesla Optimus, Chinese manufacturers) </text:p>
        </text:list-item>
        <text:list-item>
          <text:p text:style-name="P48"><text:span text:style-name="Strong_20_Emphasis">AI got really good</text:span> (ChatGPT-level intelligence for robots) </text:p>
        </text:list-item>
        <text:list-item>
          <text:p text:style-name="P49"><text:span text:style-name="Strong_20_Emphasis">No one has built the operating system yet</text:span> (the opportunity is open) </text:p>
        </text:list-item>
      </text:list>
      <text:p text:style-name="P4"><text:span text:style-name="Strong_20_Emphasis">Why Meir Can Win:</text:span></text:p>
      <text:list text:style-name="L23">
        <text:list-item>
          <text:p text:style-name="P50"><text:span text:style-name="Strong_20_Emphasis">He's already proven he can execute</text:span> (built a trading system with 403% returns) </text:p>
        </text:list-item>
        <text:list-item>
          <text:p text:style-name="P50"><text:span text:style-name="Strong_20_Emphasis">He understands it's about software, not hardware</text:span> (most people miss this) </text:p>
        </text:list-item>
        <text:list-item>
          <text:p text:style-name="P50"><text:span text:style-name="Strong_20_Emphasis">He's moving fast</text:span> (using AI to build 10x faster than traditional companies) </text:p>
        </text:list-item>
        <text:list-item>
          <text:p text:style-name="P51"><text:span text:style-name="Strong_20_Emphasis">He has a real business model</text:span> (RoboChef makes money from day one) </text:p>
        </text:list-item>
      </text:list>
      <text:p text:style-name="P5"/>
      <text:h text:style-name="P2" text:outline-level="2"><text:soft-page-break/>🇮🇱 WHY THIS MATTERS FOR ISRAEL (Special Angle)</text:h>
      <text:p text:style-name="P4"><text:span text:style-name="Strong_20_Emphasis">National Security:</text:span></text:p>
      <text:list text:style-name="L24">
        <text:list-item>
          <text:p text:style-name="P52">Small country, small population </text:p>
        </text:list-item>
        <text:list-item>
          <text:p text:style-name="P52">Needs technology advantages to defend itself </text:p>
        </text:list-item>
        <text:list-item>
          <text:p text:style-name="P52">Humanoid robots could be soldiers (no casualties) </text:p>
        </text:list-item>
        <text:list-item>
          <text:p text:style-name="P53">Border security, urban warfare, bomb disposal </text:p>
        </text:list-item>
      </text:list>
      <text:p text:style-name="P4"><text:span text:style-name="Strong_20_Emphasis">Economic Opportunity:</text:span></text:p>
      <text:list text:style-name="L25">
        <text:list-item>
          <text:p text:style-name="P54">Israel already leads in cybersecurity, autonomous vehicles </text:p>
        </text:list-item>
        <text:list-item>
          <text:p text:style-name="P54">HOS could be the next "Israeli technology that conquered the world" </text:p>
        </text:list-item>
        <text:list-item>
          <text:p text:style-name="P55">Like Mobileye (sold for $15 billion), but bigger </text:p>
        </text:list-item>
      </text:list>
      <text:p text:style-name="P4"><text:span text:style-name="Strong_20_Emphasis">Strategic Importance:</text:span></text:p>
      <text:list text:style-name="L26">
        <text:list-item>
          <text:p text:style-name="P56">If China controls humanoid software, it's a global threat </text:p>
        </text:list-item>
        <text:list-item>
          <text:p text:style-name="P56">Israel building HOS helps democratic allies </text:p>
        </text:list-item>
        <text:list-item>
          <text:p text:style-name="P57">Could become NATO standard for military robots </text:p>
        </text:list-item>
      </text:list>
      <text:p text:style-name="P5"/>
      <text:h text:style-name="P2" text:outline-level="2">❓ COMMON QUESTIONS (Answered Simply)</text:h>
      <text:h text:style-name="P3" text:outline-level="3"><text:span text:style-name="Strong_20_Emphasis">"Isn't this too ambitious?"</text:span></text:h>
      <text:p text:style-name="P4">Yes, it's ambitious. But so was Android, iPhone, Windows.</text:p>
      <text:p text:style-name="P4">Someone always wins these platform battles. Why not us?</text:p>
      <text:h text:style-name="P3" text:outline-level="3"><text:span text:style-name="Strong_20_Emphasis">"Why would Tesla or Chinese companies use our software instead of building their own?"</text:span></text:h>
      <text:p text:style-name="P4">Same reason Samsung uses Android instead of building their own:</text:p>
      <text:list text:style-name="L27">
        <text:list-item>
          <text:p text:style-name="P58">It's faster and cheaper </text:p>
        </text:list-item>
        <text:list-item>
          <text:p text:style-name="P58">Developers already build for it </text:p>
        </text:list-item>
        <text:list-item>
          <text:p text:style-name="P58">Customers already know how to use it </text:p>
        </text:list-item>
        <text:list-item>
          <text:p text:style-name="P59">Network effects make the leader even stronger </text:p>
        </text:list-item>
      </text:list>
      <text:h text:style-name="P3" text:outline-level="3"><text:span text:style-name="Strong_20_Emphasis">"Can Meir really do this at his age?"</text:span></text:h>
      <text:p text:style-name="P4">Three points:</text:p>
      <text:list text:style-name="L28">
        <text:list-item>
          <text:p text:style-name="P60">He's already proven he executes (the trading system is live and profitable) </text:p>
        </text:list-item>
        <text:list-item>
          <text:p text:style-name="P60">He'll hire a young CTO to run day-to-day operations </text:p>
        </text:list-item>
        <text:list-item>
          <text:p text:style-name="P61">Wisdom + AI-powered development = experience advantage, not disadvantage </text:p>
        </text:list-item>
      </text:list>
      <text:h text:style-name="P3" text:outline-level="3"><text:span text:style-name="Strong_20_Emphasis">"What if it fails?"</text:span></text:h>
      <text:p text:style-name="P4">Even if HOS doesn't become the global standard, RoboChef is still a real business:</text:p>
      <text:list text:style-name="L29">
        <text:list-item>
          <text:p text:style-name="P62">Sell robots to restaurants </text:p>
        </text:list-item>
        <text:list-item>
          <text:p text:style-name="P62">Make recurring revenue from ingredients </text:p>
        </text:list-item>
        <text:list-item>
          <text:p text:style-name="P63">This alone could be worth $100M-1B </text:p>
        </text:list-item>
      </text:list>
      <text:h text:style-name="P3" text:outline-level="3"><text:span text:style-name="Strong_20_Emphasis">"How long until we know if this works?"</text:span></text:h>
      <text:list text:style-name="L30">
        <text:list-item>
          <text:p text:style-name="P64">6 months: Working prototype </text:p>
        </text:list-item>
        <text:list-item>
          <text:p text:style-name="P64">12 months: Robots in test restaurants </text:p>
        </text:list-item>
        <text:list-item>
          <text:p text:style-name="P64">18 months: Either raising big money (Series A) or pivoting </text:p>
        </text:list-item>
        <text:list-item>
          <text:p text:style-name="P65">3 years: Either growing fast or it didn't work </text:p>
        </text:list-item>
      </text:list>
      <text:p text:style-name="P4"><text:span text:style-name="Strong_20_Emphasis">Fast feedback, not a 10-year moonshot.</text:span></text:p>
      <text:p text:style-name="P5"/>
      <text:h text:style-name="P2" text:outline-level="2">🎬 WHAT HAPPENS NEXT (The Immediate Plan)</text:h>
      <text:h text:style-name="P3" text:outline-level="3"><text:span text:style-name="Strong_20_Emphasis">This Month:</text:span></text:h>
      <text:list text:style-name="L31">
        <text:list-item>
          <text:p text:style-name="P66">Contact 20 venture capital firms (Israeli and American) </text:p>
        </text:list-item>
        <text:list-item>
          <text:p text:style-name="P66">Pitch the vision: RoboChef → HOS </text:p>
        </text:list-item>
        <text:list-item>
          <text:p text:style-name="P67">Raise $8 million seed funding </text:p>
        </text:list-item>
      </text:list>
      <text:h text:style-name="P3" text:outline-level="3"><text:span text:style-name="Strong_20_Emphasis">Year 1:</text:span></text:h>
      <text:list text:style-name="L32">
        <text:list-item>
          <text:p text:style-name="P68">Hire 10-15 people (CTO, engineers, food scientists) </text:p>
        </text:list-item>
        <text:list-item>
          <text:p text:style-name="P68">Build 3 working RoboChef prototypes </text:p>
        </text:list-item>
        <text:list-item>
          <text:p text:style-name="P69">Test in kitchen facility </text:p>
        </text:list-item>
      </text:list>
      <text:h text:style-name="P3" text:outline-level="3"><text:soft-page-break/><text:span text:style-name="Strong_20_Emphasis">Year 2:</text:span></text:h>
      <text:list text:style-name="L33">
        <text:list-item>
          <text:p text:style-name="P70">Deploy robots in 10 restaurants </text:p>
        </text:list-item>
        <text:list-item>
          <text:p text:style-name="P70">Collect data, improve the technology </text:p>
        </text:list-item>
        <text:list-item>
          <text:p text:style-name="P71">Start selling ingredients (recurring revenue) </text:p>
        </text:list-item>
      </text:list>
      <text:h text:style-name="P3" text:outline-level="3"><text:span text:style-name="Strong_20_Emphasis">Year 3:</text:span></text:h>
      <text:list text:style-name="L34">
        <text:list-item>
          <text:p text:style-name="P72">20+ restaurants using RoboChefs </text:p>
        </text:list-item>
        <text:list-item>
          <text:p text:style-name="P72">$500K-1M in recurring revenue </text:p>
        </text:list-item>
        <text:list-item>
          <text:p text:style-name="P73">Raise $20-50M for HOS development </text:p>
        </text:list-item>
      </text:list>
      <text:h text:style-name="P3" text:outline-level="3"><text:span text:style-name="Strong_20_Emphasis">Years 4-6:</text:span></text:h>
      <text:list text:style-name="L35">
        <text:list-item>
          <text:p text:style-name="P74">Build HOS platform </text:p>
        </text:list-item>
        <text:list-item>
          <text:p text:style-name="P74">License to Tesla, Chinese companies, others </text:p>
        </text:list-item>
        <text:list-item>
          <text:p text:style-name="P75">Become the standard </text:p>
        </text:list-item>
      </text:list>
      <text:h text:style-name="P3" text:outline-level="3"><text:span text:style-name="Strong_20_Emphasis">Years 7-15:</text:span></text:h>
      <text:list text:style-name="L36">
        <text:list-item>
          <text:p text:style-name="P76">Global domination </text:p>
        </text:list-item>
        <text:list-item>
          <text:p text:style-name="P76">Billions in revenue </text:p>
        </text:list-item>
        <text:list-item>
          <text:p text:style-name="P77">IPO or strategic sale </text:p>
        </text:list-item>
      </text:list>
      <text:p text:style-name="P5"/>
      <text:h text:style-name="P2" text:outline-level="2">💡 THE BOTTOM LINE</text:h>
      <text:p text:style-name="P4"><text:span text:style-name="Strong_20_Emphasis">What we're building:</text:span> A robot that cooks → An operating system for all robots</text:p>
      <text:p text:style-name="P4"><text:span text:style-name="Strong_20_Emphasis">Why it matters:</text:span> Robots will replace 30% of physical labor → $24 trillion market</text:p>
      <text:p text:style-name="P4"><text:span text:style-name="Strong_20_Emphasis">Who wins:</text:span> Whoever builds the operating system (like Google with Android)</text:p>
      <text:p text:style-name="P4"><text:span text:style-name="Strong_20_Emphasis">Why us:</text:span> We're moving first, we understand the platform play, we have proof we execute</text:p>
      <text:p text:style-name="P4"><text:span text:style-name="Strong_20_Emphasis">The opportunity:</text:span> Build a $50-500 billion company over 10-15 years</text:p>
      <text:p text:style-name="P4"><text:span text:style-name="Strong_20_Emphasis">The timeline:</text:span> 18-24 months to establish the standard, or the window closes</text:p>
      <text:p text:style-name="P5"/>
      <text:h text:style-name="P2" text:outline-level="2">🌟 THE SIMPLE VERSION</text:h>
      <text:p text:style-name="P4">Imagine if you invested in Google when they were building Android in 2005.</text:p>
      <text:p text:style-name="P4">Android cost $50 million to build. Today it's worth $200+ billion.</text:p>
      <text:p text:style-name="P4"><text:span text:style-name="Strong_20_Emphasis">That's this opportunity.</text:span></text:p>
      <text:p text:style-name="P4">We're building the Android for robots. RoboChef is the proof. HOS is the prize.</text:p>
      <text:p text:style-name="P5"/>
      <text:h text:style-name="P2" text:outline-level="2">🤝 HOW YOU CAN HELP</text:h>
      <text:h text:style-name="P3" text:outline-level="3"><text:span text:style-name="Strong_20_Emphasis">If you're family/friend:</text:span></text:h>
      <text:list text:style-name="L37">
        <text:list-item>
          <text:p text:style-name="P78">Share this with people who might invest </text:p>
        </text:list-item>
        <text:list-item>
          <text:p text:style-name="P78">Connect Meir to wealthy individuals who invest in startups </text:p>
        </text:list-item>
        <text:list-item>
          <text:p text:style-name="P79">Spread the word about what he's building </text:p>
        </text:list-item>
      </text:list>
      <text:h text:style-name="P3" text:outline-level="3"><text:span text:style-name="Strong_20_Emphasis">If you're a potential investor:</text:span></text:h>
      <text:list text:style-name="L38">
        <text:list-item>
          <text:p text:style-name="P80">Read the full investor materials </text:p>
        </text:list-item>
        <text:list-item>
          <text:p text:style-name="P80">Schedule a meeting to see the live demo </text:p>
        </text:list-item>
        <text:list-item>
          <text:p text:style-name="P81">Consider investing in the $8M seed round </text:p>
        </text:list-item>
      </text:list>
      <text:h text:style-name="P3" text:outline-level="3"><text:span text:style-name="Strong_20_Emphasis">If you're a potential employee:</text:span></text:h>
      <text:list text:style-name="L39">
        <text:list-item>
          <text:p text:style-name="P82">This is a ground-floor opportunity </text:p>
        </text:list-item>
        <text:list-item>
          <text:p text:style-name="P82">Founder-level equity still available </text:p>
        </text:list-item>
        <text:list-item>
          <text:p text:style-name="P83">Chance to build something historic </text:p>
        </text:list-item>
      </text:list>
      <text:h text:style-name="P3" text:outline-level="3"><text:span text:style-name="Strong_20_Emphasis">If you're just interested:</text:span></text:h>
      <text:list text:style-name="L40">
        <text:list-item>
          <text:p text:style-name="P84">Follow the progress </text:p>
        </text:list-item>
        <text:list-item>
          <text:p text:style-name="P84">Tell others about it </text:p>
        </text:list-item>
        <text:list-item>
          <text:p text:style-name="P85">Watch for our launch </text:p>
        </text:list-item>
      </text:list>
      <text:p text:style-name="P5"><text:soft-page-break/></text:p>
      <text:h text:style-name="P2" text:outline-level="2">📞 FINAL THOUGHT</text:h>
      <text:p text:style-name="P4"><text:span text:style-name="Strong_20_Emphasis">This isn't science fiction. It's happening now.</text:span></text:p>
      <text:list text:style-name="L41">
        <text:list-item>
          <text:p text:style-name="P86">Tesla is building humanoid robots </text:p>
        </text:list-item>
        <text:list-item>
          <text:p text:style-name="P86">Chinese companies are mass-producing them </text:p>
        </text:list-item>
        <text:list-item>
          <text:p text:style-name="P87">Someone will build the operating system </text:p>
        </text:list-item>
      </text:list>
      <text:p text:style-name="P4"><text:span text:style-name="Strong_20_Emphasis">The question is: who?</text:span></text:p>
      <text:p text:style-name="P4">Meir's betting it can be us.</text:p>
      <text:p text:style-name="P4">And if he's right, everyone who helped early will be part of something extraordinary.</text:p>
      <text:p text:style-name="P5"/>
      <text:h text:style-name="P2" text:outline-level="2">📧 WANT TO LEARN MORE?</text:h>
      <text:p text:style-name="P4">Ask Meir! He loves explaining this vision.</text:p>
      <text:p text:style-name="P4"><text:span text:style-name="Strong_20_Emphasis">Or check out:</text:span></text:p>
      <text:list text:style-name="L42">
        <text:list-item>
          <text:p text:style-name="P88">The live trading system he built: meirniv.pythonanywhere.com/orders </text:p>
        </text:list-item>
        <text:list-item>
          <text:p text:style-name="P89">(Proof he executes, not just talks) </text:p>
        </text:list-item>
      </text:list>
      <text:p text:style-name="P5"/>
      <text:p text:style-name="P4"><text:span text:style-name="Strong_20_Emphasis">END OF STORY</text:span></text:p>
      <text:p text:style-name="P5"/>
      <text:p text:style-name="P4"><text:span text:style-name="Emphasis">Written in simple language so anyone can understand the vision.</text:span><text:line-break/><text:span text:style-name="Emphasis">No technical degree required - just curiosity about the future.</text:span></text:p>
      <text:p text:style-name="P4"><text:span text:style-name="Strong_20_Emphasis">Share this with anyone who asks: "What is Meir building?"</text:span></text:p>
      <text:p text:style-name="P4">This is the answer. 🚀</text:p>
      <text:p text:style-name="P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22:15:09.793698200</meta:creation-date>
    <dc:date>2025-11-18T22:18:52.471909000</dc:date>
    <meta:editing-duration>PT3M42S</meta:editing-duration>
    <meta:editing-cycles>1</meta:editing-cycles>
    <meta:generator>LibreOffice/25.8.2.2$Windows_X86_64 LibreOffice_project/d401f2107ccab8f924a8e2df40f573aab7605b6f</meta:generator>
    <meta:document-statistic meta:table-count="0" meta:image-count="0" meta:object-count="0" meta:page-count="6" meta:paragraph-count="258" meta:word-count="1939" meta:character-count="11289" meta:non-whitespace-character-count="9608"/>
  </office:meta>
</office:document-meta>
</file>